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26mm"/>
    </style:style>
    <style:style style:name="co2" style:family="table-column">
      <style:table-column-properties fo:break-before="auto" style:column-width="13.83mm"/>
    </style:style>
    <style:style style:name="co3" style:family="table-column">
      <style:table-column-properties fo:break-before="auto" style:column-width="11.47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12.84mm"/>
    </style:style>
    <style:style style:name="co6" style:family="table-column">
      <style:table-column-properties fo:break-before="auto" style:column-width="36.27mm"/>
    </style:style>
    <style:style style:name="co7" style:family="table-column">
      <style:table-column-properties fo:break-before="auto" style:column-width="10.67mm"/>
    </style:style>
    <style:style style:name="co8" style:family="table-column">
      <style:table-column-properties fo:break-before="auto" style:column-width="39.41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20.04mm"/>
    </style:style>
    <style:style style:name="co11" style:family="table-column">
      <style:table-column-properties fo:break-before="auto" style:column-width="16.32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18.9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7.24mm"/>
    </style:style>
    <style:style style:name="co16" style:family="table-column">
      <style:table-column-properties fo:break-before="auto" style:column-width="35.15mm"/>
    </style:style>
    <style:style style:name="co17" style:family="table-column">
      <style:table-column-properties fo:break-before="auto" style:column-width="13.74mm"/>
    </style:style>
    <style:style style:name="co18" style:family="table-column">
      <style:table-column-properties fo:break-before="auto" style:column-width="10.74mm"/>
    </style:style>
    <style:style style:name="co19" style:family="table-column">
      <style:table-column-properties fo:break-before="auto" style:column-width="37.54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27.96mm"/>
    </style:style>
    <style:style style:name="co22" style:family="table-column">
      <style:table-column-properties fo:break-before="auto" style:column-width="16.33mm"/>
    </style:style>
    <style:style style:name="co23" style:family="table-column">
      <style:table-column-properties fo:break-before="auto" style:column-width="15.88mm"/>
    </style:style>
    <style:style style:name="co24" style:family="table-column">
      <style:table-column-properties fo:break-before="auto" style:column-width="50.2mm"/>
    </style:style>
    <style:style style:name="co25" style:family="table-column">
      <style:table-column-properties fo:break-before="auto" style:column-width="17.46mm"/>
    </style:style>
    <style:style style:name="co26" style:family="table-column">
      <style:table-column-properties fo:break-before="auto" style:column-width="17.8mm"/>
    </style:style>
    <style:style style:name="co27" style:family="table-column">
      <style:table-column-properties fo:break-before="auto" style:column-width="34.34mm"/>
    </style:style>
    <style:style style:name="co28" style:family="table-column">
      <style:table-column-properties fo:break-before="auto" style:column-width="15.12mm"/>
    </style:style>
    <style:style style:name="co29" style:family="table-column">
      <style:table-column-properties fo:break-before="auto" style:column-width="48.21mm"/>
    </style:style>
    <style:style style:name="co30" style:family="table-column">
      <style:table-column-properties fo:break-before="auto" style:column-width="21.93mm"/>
    </style:style>
    <style:style style:name="co31" style:family="table-column">
      <style:table-column-properties fo:break-before="auto" style:column-width="18.77mm"/>
    </style:style>
    <style:style style:name="co32" style:family="table-column">
      <style:table-column-properties fo:break-before="auto" style:column-width="21.7mm"/>
    </style:style>
    <style:style style:name="co33" style:family="table-column">
      <style:table-column-properties fo:break-before="auto" style:column-width="16.09mm"/>
    </style:style>
    <style:style style:name="co34" style:family="table-column">
      <style:table-column-properties fo:break-before="auto" style:column-width="14.15mm"/>
    </style:style>
    <style:style style:name="co35" style:family="table-column">
      <style:table-column-properties fo:break-before="auto" style:column-width="16.58mm"/>
    </style:style>
    <style:style style:name="co36" style:family="table-column">
      <style:table-column-properties fo:break-before="auto" style:column-width="6.56mm"/>
    </style:style>
    <style:style style:name="co37" style:family="table-column">
      <style:table-column-properties fo:break-before="auto" style:column-width="15.36mm"/>
    </style:style>
    <style:style style:name="co38" style:family="table-column">
      <style:table-column-properties fo:break-before="auto" style:column-width="14.59mm"/>
    </style:style>
    <style:style style:name="co39" style:family="table-column">
      <style:table-column-properties fo:break-before="auto" style:column-width="7.28mm"/>
    </style:style>
    <style:style style:name="co40" style:family="table-column">
      <style:table-column-properties fo:break-before="auto" style:column-width="80.5mm"/>
    </style:style>
    <style:style style:name="ro1" style:family="table-row">
      <style:table-row-properties style:row-height="8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2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36mm" fo:break-before="auto" style:use-optimal-row-height="true"/>
    </style:style>
    <style:style style:name="ro6" style:family="table-row">
      <style:table-row-properties style:row-height="11.38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C4])))" style:apply-style-name="HintergrundGruen" style:base-cell-address="Schiffsschilde.C4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C5])))" style:apply-style-name="HintergrundGruen" style:base-cell-address="Schiffsschilde.C5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C6])))" style:apply-style-name="HintergrundGruen" style:base-cell-address="Schiffsschilde.C6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C7])))" style:apply-style-name="HintergrundGruen" style:base-cell-address="Schiffsschilde.C7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C8])))" style:apply-style-name="HintergrundGruen" style:base-cell-address="Schiffsschilde.C8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C9])))" style:apply-style-name="HintergrundGruen" style:base-cell-address="Schiffsschilde.C9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C10])))" style:apply-style-name="HintergrundGruen" style:base-cell-address="Schiffsschilde.C10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C11])))" style:apply-style-name="HintergrundGruen" style:base-cell-address="Schiffsschilde.C11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C12])))" style:apply-style-name="HintergrundGruen" style:base-cell-address="Schiffsschilde.C12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C13])))" style:apply-style-name="HintergrundGruen" style:base-cell-address="Schiffsschilde.C13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C14])))" style:apply-style-name="HintergrundGruen" style:base-cell-address="Schiffsschilde.C14"/>
    </style:style>
    <style:style style:name="ce48" style:family="table-cell" style:parent-style-name="Default">
      <style:text-properties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D17])))" style:apply-style-name="HintergrundGruen" style:base-cell-address="Schiffsschilde.C1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D18])))" style:apply-style-name="HintergrundGruen" style:base-cell-address="Schiffsschilde.C1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D19])))" style:apply-style-name="HintergrundGruen" style:base-cell-address="Schiffsschilde.C1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D20])))" style:apply-style-name="HintergrundGruen" style:base-cell-address="Schiffsschilde.C2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D21])))" style:apply-style-name="HintergrundGruen" style:base-cell-address="Schiffsschilde.C2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D22])))" style:apply-style-name="HintergrundGruen" style:base-cell-address="Schiffsschilde.C2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D23])))" style:apply-style-name="HintergrundGruen" style:base-cell-address="Schiffsschilde.C2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D24])))" style:apply-style-name="HintergrundGruen" style:base-cell-address="Schiffsschilde.C2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D25])))" style:apply-style-name="HintergrundGruen" style:base-cell-address="Schiffsschilde.C2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D26])))" style:apply-style-name="HintergrundGruen" style:base-cell-address="Schiffsschilde.C2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E30])))" style:apply-style-name="HintergrundGruen" style:base-cell-address="Schiffsschilde.C30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E31])))" style:apply-style-name="HintergrundGruen" style:base-cell-address="Schiffsschilde.C31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E32])))" style:apply-style-name="HintergrundGruen" style:base-cell-address="Schiffsschilde.C32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E33])))" style:apply-style-name="HintergrundGruen" style:base-cell-address="Schiffsschilde.C33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34])))" style:apply-style-name="HintergrundGruen" style:base-cell-address="Schiffsschilde.C34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E35])))" style:apply-style-name="HintergrundGruen" style:base-cell-address="Schiffsschilde.C35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E36])))" style:apply-style-name="HintergrundGruen" style:base-cell-address="Schiffsschilde.C36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E37])))" style:apply-style-name="HintergrundGruen" style:base-cell-address="Schiffsschilde.C37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E38])))" style:apply-style-name="HintergrundGruen" style:base-cell-address="Schiffsschilde.C38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E39])))" style:apply-style-name="HintergrundGruen" style:base-cell-address="Schiffsschilde.C39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7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schütz</text:p>
          </table:table-cell>
          <table:table-cell table:style-name="ce9" office:value-type="string" calcext:value-type="string" table:number-columns-spanned="2" table:number-rows-spanned="1">
            <text:p>Reichweite</text:p>
          </table:table-cell>
          <table:covered-table-cell table:style-name="ce1"/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Effekt-</text:p>
            <text:p>radius</text:p>
          </table:table-cell>
          <table:table-cell table:style-name="ce1"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style-name="ce1" office:value-type="string" calcext:value-type="string">
            <text:p>Kette</text:p>
          </table:table-cell>
          <table:table-cell/>
          <table:table-cell table:style-name="ce1" office:value-type="string" calcext:value-type="string">
            <text:p>Jäger</text:p>
          </table:table-cell>
          <table:table-cell table:style-name="ce1" office:value-type="string" calcext:value-type="string">
            <text:p>Flugzeit</text:p>
            <text:p>(s)</text:p>
          </table:table-cell>
          <table:table-cell table:style-name="ce1" office:value-type="string" calcext:value-type="string">
            <text:p>Alarmstart</text:p>
            <text:p>(m)</text:p>
          </table:table-cell>
          <table:table-cell table:style-name="ce1" office:value-type="string" calcext:value-type="string">
            <text:p>Haltbar-</text:p>
            <text:p>keit</text:p>
          </table:table-cell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Waffenart</text:p>
          </table:table-cell>
        </table:table-row>
        <table:table-row table:style-name="ro2">
          <table:table-cell table:style-name="ce2" office:value-type="string" calcext:value-type="string">
            <text:p>Burststrahl-E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/>
          <table:table-cell/>
          <table:table-cell table:style-name="ce2" office:value-type="string" calcext:value-type="string">
            <text:p>Jägerstaffe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Energie</text:p>
          </table:table-cell>
        </table:table-row>
        <table:table-row table:style-name="ro2">
          <table:table-cell table:style-name="ce3" office:value-type="string" calcext:value-type="string">
            <text:p>Störstrahl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style-name="ce2"/>
          <table:table-cell/>
          <table:table-cell table:style-name="ce5" office:value-type="string" calcext:value-type="string">
            <text:p>Abfangjägerstaffel-EV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000" calcext:value-type="float">
            <text:p>900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string" calcext:value-type="string">
            <text:p>Projektil</text:p>
          </table:table-cell>
        </table:table-row>
        <table:table-row table:style-name="ro2">
          <table:table-cell table:style-name="ce3" office:value-type="string" calcext:value-type="string">
            <text:p>Pulsstrahl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0" calcext:value-type="float">
            <text:p>275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office:value-type="string" calcext:value-type="string">
            <text:p>Thermalstrahler-BP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office:value-type="string" calcext:value-type="string">
            <text:p>Aurora-Strahler-E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office:value-type="string" calcext:value-type="string">
            <text:p>Polaronenstrah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/>
          <table:table-cell/>
          <table:table-cell table:style-name="ce1" office:value-type="string" calcext:value-type="string">
            <text:p>Jäger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cho-Strahler-BP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Abfangjägerstaffel I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Streurake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/>
          <table:table-cell table:style-name="ce2" office:value-type="string" calcext:value-type="string">
            <text:p>Jägerstaffel 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HEX-Rake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250" calcext:value-type="float">
            <text:p>425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/>
          <table:table-cell table:style-name="ce5" office:value-type="string" calcext:value-type="string">
            <text:p>Abfangjägerstaffel II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Hydrarakete-BP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/>
          <table:table-cell table:style-name="ce2" office:value-type="string" calcext:value-type="string">
            <text:p>Jägerstaffel II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78" calcext:value-type="float">
            <text:p>78</text:p>
          </table:table-cell>
          <table:table-cell/>
          <table:table-cell table:style-name="ce8"/>
          <table:table-cell/>
        </table:table-row>
        <table:table-row table:style-name="ro2">
          <table:table-cell table:style-name="ce4" office:value-type="string" calcext:value-type="string">
            <text:p>Sico-Rakete-BP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4200" calcext:value-type="float">
            <text:p>4200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/>
          <table:table-cell table:style-name="ce5" office:value-type="string" calcext:value-type="string">
            <text:p>Abfangjägerstaffel III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96" calcext:value-type="float">
            <text:p>96</text:p>
          </table:table-cell>
          <table:table-cell/>
          <table:table-cell table:style-name="ce8" table:number-columns-repeated="2"/>
        </table:table-row>
        <table:table-row table:style-name="ro2">
          <table:table-cell table:style-name="ce4" office:value-type="string" calcext:value-type="string">
            <text:p>Creepertorpedo-EV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4350" calcext:value-type="float">
            <text:p>435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/>
          <table:table-cell table:style-name="ce2" office:value-type="string" calcext:value-type="string">
            <text:p>Jägerstaffel III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10" calcext:value-type="float">
            <text:p>110</text:p>
          </table:table-cell>
          <table:table-cell/>
          <table:table-cell table:style-name="ce8" table:number-columns-repeated="2"/>
        </table:table-row>
        <table:table-row table:style-name="ro2">
          <table:table-cell table:style-name="ce4" office:value-type="string" calcext:value-type="string">
            <text:p>Net-Torpedo-BP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4250" calcext:value-type="float">
            <text:p>4250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5"/>
          <table:table-cell table:style-name="ce8" table:number-columns-repeated="2"/>
        </table:table-row>
        <table:table-row table:style-name="ro2">
          <table:table-cell table:style-name="ce4" office:value-type="string" calcext:value-type="string">
            <text:p>Plasmatorpedo</text:p>
          </table:table-cell>
          <table:table-cell table:style-name="ce4" office:value-type="float" office:value="2850" calcext:value-type="float">
            <text:p>2850</text:p>
          </table:table-cell>
          <table:table-cell table:style-name="ce4" office:value-type="float" office:value="4750" calcext:value-type="float">
            <text:p>4750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5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Schienengeschoss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5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AP-Geschütz-BP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750" calcext:value-type="float">
            <text:p>475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5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Wellengeschütz-BP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800" calcext:value-type="float">
            <text:p>480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5"/>
          <table:table-cell table:style-name="ce8" table:number-columns-repeated="2"/>
        </table:table-row>
        <table:table-row table:style-name="ro2">
          <table:table-cell table:style-name="ce6" office:value-type="string" calcext:value-type="string">
            <text:p>Gaußgeschütz</text:p>
          </table:table-cell>
          <table:table-cell table:style-name="ce6" office:value-type="float" office:value="2250" calcext:value-type="float">
            <text:p>225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table:number-columns-repeated="2"/>
          <table:table-cell table:style-name="ce6" office:value-type="string" calcext:value-type="string">
            <text:p>Projektil</text:p>
          </table:table-cell>
          <table:table-cell table:style-name="ce5"/>
          <table:table-cell table:number-columns-repeated="5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Gladiusgeschütz-BP</text:p>
          </table:table-cell>
          <table:table-cell table:style-name="ce5" office:value-type="float" office:value="2250" calcext:value-type="float">
            <text:p>2250</text:p>
          </table:table-cell>
          <table:table-cell table:style-name="ce5" office:value-type="float" office:value="4750" calcext:value-type="float">
            <text:p>475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5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Massegeschoss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5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Belagerungstreiber-EV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500" calcext:value-type="float">
            <text:p>5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5"/>
          <table:table-cell table:style-name="ce8" table:number-columns-repeated="2"/>
        </table:table-row>
        <table:table-row table:style-name="ro2">
          <table:table-cell table:style-name="ce7" table:number-columns-repeated="7"/>
          <table:table-cell table:number-columns-repeated="6"/>
          <table:table-cell table:style-name="ce8" table:number-columns-repeated="2"/>
        </table:table-row>
        <table:table-row table:style-name="ro2">
          <table:table-cell table:number-columns-repeated="13"/>
          <table:table-cell table:style-name="ce8" table:number-columns-repeated="2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number-columns-repeated="4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Schienenges. I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Streurakete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Pulsstrahler I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II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Streurakete II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Pulsstrahler II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Streurakete III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Pulsstrahler III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III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0" office:value-type="string" calcext:value-type="string">
            <text:p>HEX-Rakete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Störstrahler I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I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HEX-Rakete II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Polaronenstr. I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IV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Streurakete IV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cho-Strahler I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Hydrarakete I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Pulsstrahler IV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V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HEX-Rakete II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Störstrahler II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II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Streurakete V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Polaronenstr. II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AP-Geschütz I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5" calcext:value-type="float">
            <text:p>15</text:p>
          </table:table-cell>
          <table:table-cell table:style-name="ce10" office:value-type="string" calcext:value-type="string">
            <text:p>Hydrarakete II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Aurora-Strahler I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I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5" calcext:value-type="float">
            <text:p>15</text:p>
          </table:table-cell>
          <table:table-cell table:style-name="ce10" office:value-type="string" calcext:value-type="string">
            <text:p>HEX-Rakete IV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Polaronenstr. III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Wellengeschütz I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17" calcext:value-type="float">
            <text:p>17</text:p>
          </table:table-cell>
          <table:table-cell table:style-name="ce10" office:value-type="string" calcext:value-type="string">
            <text:p>HEX-Rakete V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Echo-Strahler II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ladiusgeschütz I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8" calcext:value-type="float">
            <text:p>18</text:p>
          </table:table-cell>
          <table:table-cell table:style-name="ce10" office:value-type="string" calcext:value-type="string">
            <text:p>Sico-Rakete I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Störstrahler III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V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8" calcext:value-type="float">
            <text:p>18</text:p>
          </table:table-cell>
          <table:table-cell table:style-name="ce10" office:value-type="string" calcext:value-type="string">
            <text:p>Hydrarakete III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Pulsstrahler V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AP-Geschütz II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string" calcext:value-type="string">
            <text:p>Sico-Rakete II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string" calcext:value-type="string">
            <text:p>Thermalstrahler 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II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string" calcext:value-type="string">
            <text:p>Sico-Rakete III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string" calcext:value-type="string">
            <text:p>Polaronenstr. IV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V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3"/>
          <table:table-cell table:style-name="ce2" office:value-type="string" calcext:value-type="string">
            <text:p>Störstrahler IV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ladiusgeschütz II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3"/>
          <table:table-cell table:style-name="ce2" office:value-type="string" calcext:value-type="string">
            <text:p>Polaronenstr. V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AP-Geschütz III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26" calcext:value-type="float">
            <text:p>26</text:p>
          </table:table-cell>
          <table:table-cell table:style-name="ce10" office:value-type="string" calcext:value-type="string">
            <text:p>Net-Torpedo I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urora-Strahler II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V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string" calcext:value-type="string">
            <text:p>Plasmatorpedo I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cho-Strahler III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Belagerungstreiber I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28" calcext:value-type="float">
            <text:p>28</text:p>
          </table:table-cell>
          <table:table-cell table:style-name="ce10" office:value-type="string" calcext:value-type="string">
            <text:p>Net-Torpedo II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hermalstrahler II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ladiusgeschütz III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32" calcext:value-type="float">
            <text:p>32</text:p>
          </table:table-cell>
          <table:table-cell table:style-name="ce10" office:value-type="string" calcext:value-type="string">
            <text:p>Plasmatorpedo II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Störstrahler V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V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37" calcext:value-type="float">
            <text:p>37</text:p>
          </table:table-cell>
          <table:table-cell table:style-name="ce10" office:value-type="string" calcext:value-type="string">
            <text:p>Net-Torpedo III</text:p>
          </table:table-cell>
          <table:table-cell table:style-name="ce1" office:value-type="float" office:value="1525" calcext:value-type="float">
            <text:p>1525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Burststrahl I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Belagerungstreiber II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42" calcext:value-type="float">
            <text:p>42</text:p>
          </table:table-cell>
          <table:table-cell table:style-name="ce10" office:value-type="string" calcext:value-type="string">
            <text:p>Plasmatorpedo III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Aurora-Strahler III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Belagerungstreiber III</text:p>
          </table:table-cell>
          <table:table-cell table:style-name="ce1" office:value-type="float" office:value="1640" calcext:value-type="float">
            <text:p>1640</text:p>
          </table:table-cell>
          <table:table-cell table:style-name="ce1" office:value-type="float" office:value="53" calcext:value-type="float">
            <text:p>53</text:p>
          </table:table-cell>
          <table:table-cell table:style-name="ce10" office:value-type="string" calcext:value-type="string">
            <text:p>Plasmatorpedo IV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Thermalstrahler III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Creepertorpedo I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Burststrahl II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Plasmatorpedo V</text:p>
          </table:table-cell>
          <table:table-cell table:style-name="ce1" office:value-type="float" office:value="1525" calcext:value-type="float">
            <text:p>1525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Burststrahl III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Creepertorpedo II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43" calcext:value-type="float">
            <text:p>43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Creepertorpedo III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54" calcext:value-type="float">
            <text:p>54</text:p>
          </table:table-cell>
          <table:table-cell table:style-name="Default"/>
          <table:table-cell table:number-columns-repeated="8"/>
        </table:table-row>
        <table:table-row table:style-name="ro2" table:number-rows-repeated="27">
          <table:table-cell table:style-name="Default" table:number-columns-repeated="7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 table:number-rows-repeated="104849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siswaffen" table:style-name="ta1">
        <office:forms form:automatic-focus="false" form:apply-design-mode="false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ce8"/>
        <table:table-column table:style-name="co18" table:default-cell-style-name="Default"/>
        <table:table-column table:style-name="co19" table:default-cell-style-name="Default"/>
        <table:table-column table:style-name="co14" table:number-columns-repeated="5" table:default-cell-style-name="Default"/>
        <table:table-row table:style-name="ro1">
          <table:table-cell table:style-name="ce1" office:value-type="string" calcext:value-type="string">
            <text:p>Geschütz</text:p>
          </table:table-cell>
          <table:table-cell table:style-name="ce9" office:value-type="string" calcext:value-type="string" table:number-columns-spanned="2" table:number-rows-spanned="1">
            <text:p>Reichweite</text:p>
          </table:table-cell>
          <table:covered-table-cell table:style-name="ce1"/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Effekt-</text:p>
            <text:p>radius</text:p>
          </table:table-cell>
          <table:table-cell table:style-name="ce1"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style-name="ce1" office:value-type="string" calcext:value-type="string">
            <text:p>Kette</text:p>
          </table:table-cell>
          <table:table-cell/>
          <table:table-cell table:style-name="ce1" office:value-type="string" calcext:value-type="string">
            <text:p>Jäger</text:p>
          </table:table-cell>
          <table:table-cell table:style-name="ce1" office:value-type="string" calcext:value-type="string">
            <text:p>Flugzeit</text:p>
            <text:p>(s)</text:p>
          </table:table-cell>
          <table:table-cell table:style-name="ce1" office:value-type="string" calcext:value-type="string">
            <text:p>Alarmstart</text:p>
            <text:p>(m)</text:p>
          </table:table-cell>
          <table:table-cell table:style-name="ce1" office:value-type="string" calcext:value-type="string">
            <text:p>Haltbar-</text:p>
            <text:p>keit</text:p>
          </table:table-cell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Waffenart</text:p>
          </table:table-cell>
        </table:table-row>
        <table:table-row table:style-name="ro2">
          <table:table-cell table:style-name="ce2" office:value-type="string" calcext:value-type="string">
            <text:p>ECHO-Strahlturm-E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Basis-Jägerstaffe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Energie</text:p>
          </table:table-cell>
        </table:table-row>
        <table:table-row table:style-name="ro2">
          <table:table-cell table:style-name="ce2" office:value-type="string" calcext:value-type="string">
            <text:p>Thermalstrah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3" office:value-type="string" calcext:value-type="string">
            <text:p>Energie</text:p>
          </table:table-cell>
          <table:table-cell table:style-name="ce2"/>
          <table:table-cell/>
          <table:table-cell table:style-name="ce11" office:value-type="string" calcext:value-type="string">
            <text:p>Bomberstaffel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9000" calcext:value-type="float">
            <text:p>9000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office:value-type="string" calcext:value-type="string">
            <text:p>Explosiv</text:p>
          </table:table-cell>
        </table:table-row>
        <table:table-row table:style-name="ro2">
          <table:table-cell table:style-name="ce2" office:value-type="string" calcext:value-type="string">
            <text:p>Tachyonenstrahler-B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3" office:value-type="string" calcext:value-type="string">
            <text:p>Energie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office:value-type="string" calcext:value-type="string">
            <text:p>Gravitationskan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office:value-type="string" calcext:value-type="string">
            <text:p>Burststrahlturm-EV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000" calcext:value-type="float">
            <text:p>4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office:value-type="string" calcext:value-type="string">
            <text:p>Fangstrahl-E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10" office:value-type="string" calcext:value-type="string">
            <text:p>Plasmaraketen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 office:value-type="float" office:value="7250" calcext:value-type="float">
            <text:p>725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40" calcext:value-type="float">
            <text:p>4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/>
          <table:table-cell table:style-name="ce1" office:value-type="string" calcext:value-type="string">
            <text:p>Jäger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Net Torpedo(Turret)-EV</text:p>
          </table:table-cell>
          <table:table-cell table:style-name="ce10" office:value-type="float" office:value="3200" calcext:value-type="float">
            <text:p>32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1100" calcext:value-type="float">
            <text:p>1100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/>
          <table:table-cell table:style-name="ce2" office:value-type="string" calcext:value-type="string">
            <text:p>Basis-Jägerstaffel 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Creepergeschütz-BP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7600" calcext:value-type="float">
            <text:p>76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45" calcext:value-type="float">
            <text:p>45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/>
          <table:table-cell table:style-name="ce10" office:value-type="string" calcext:value-type="string">
            <text:p>Bomberstaffel I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Fusionstorpedo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60" calcext:value-type="float">
            <text:p>6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/>
          <table:table-cell table:style-name="ce2" office:value-type="string" calcext:value-type="string">
            <text:p>Basis-Jägerstaffel II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Magnetkanone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500" calcext:value-type="float">
            <text:p>8500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/>
          <table:table-cell table:style-name="ce10" office:value-type="string" calcext:value-type="string">
            <text:p>Bomberstaffel II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Gladiustur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9000" calcext:value-type="float">
            <text:p>9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/>
          <table:table-cell table:style-name="ce2" office:value-type="string" calcext:value-type="string">
            <text:p>Basis-Jägerstaffel III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Massebeschl.</text:p>
          </table:table-cell>
          <table:table-cell table:style-name="ce5" office:value-type="float" office:value="5100" calcext:value-type="float">
            <text:p>5100</text:p>
          </table:table-cell>
          <table:table-cell table:style-name="ce5" office:value-type="float" office:value="9500" calcext:value-type="float">
            <text:p>9500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/>
          <table:table-cell table:style-name="ce10" office:value-type="string" calcext:value-type="string">
            <text:p>Bomberstaffel III</text:p>
          </table:table-cell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154" calcext:value-type="float">
            <text:p>154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Gravitationsk. I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Magnetkanone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Plasmaraketen I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hermalstrahl I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Massebeschl.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Plasmaraketen I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Gravitationsk. II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Magnetkanone II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string" calcext:value-type="string">
            <text:p>Plasmaraketen II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hermalstrahl II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Massebeschl. II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Plasmaraketen IV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Gravitationsk. III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Magnetkanone III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8" calcext:value-type="float">
            <text:p>28</text:p>
          </table:table-cell>
          <table:table-cell table:style-name="ce10" office:value-type="string" calcext:value-type="string">
            <text:p>Creepergeschütz I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hermalstrahl II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1" calcext:value-type="float">
            <text:p>31</text:p>
          </table:table-cell>
          <table:table-cell table:style-name="ce5" office:value-type="string" calcext:value-type="string">
            <text:p>Gladiusturm I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33" calcext:value-type="float">
            <text:p>33</text:p>
          </table:table-cell>
          <table:table-cell table:style-name="ce10" office:value-type="string" calcext:value-type="string">
            <text:p>Creepergeschütz II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Gravitationsk. IV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2" calcext:value-type="float">
            <text:p>32</text:p>
          </table:table-cell>
          <table:table-cell table:style-name="ce5" office:value-type="string" calcext:value-type="string">
            <text:p>Massebeschl. III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37" calcext:value-type="float">
            <text:p>37</text:p>
          </table:table-cell>
          <table:table-cell table:style-name="ce10" office:value-type="string" calcext:value-type="string">
            <text:p>Plasmaraketen V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hermalstrahl IV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4" calcext:value-type="float">
            <text:p>54</text:p>
          </table:table-cell>
          <table:table-cell table:style-name="ce5" office:value-type="string" calcext:value-type="string">
            <text:p>Magnetkanone IV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48" calcext:value-type="float">
            <text:p>48</text:p>
          </table:table-cell>
          <table:table-cell table:style-name="ce10" office:value-type="string" calcext:value-type="string">
            <text:p>Creepergeschütz III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float" office:value="195" calcext:value-type="float">
            <text:p>195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Gravitationsk. V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58" calcext:value-type="float">
            <text:p>58</text:p>
          </table:table-cell>
          <table:table-cell table:style-name="ce5" office:value-type="string" calcext:value-type="string">
            <text:p>Gladiusturm II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ECHO-Strahlturm I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66" calcext:value-type="float">
            <text:p>66</text:p>
          </table:table-cell>
          <table:table-cell table:style-name="ce5" office:value-type="string" calcext:value-type="string">
            <text:p>Massebeschl. IV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Tachyonenstrahler 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88" calcext:value-type="float">
            <text:p>88</text:p>
          </table:table-cell>
          <table:table-cell table:style-name="ce5" office:value-type="string" calcext:value-type="string">
            <text:p>Magnetkanone V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5" calcext:value-type="float">
            <text:p>85</text:p>
          </table:table-cell>
          <table:table-cell table:style-name="ce10" office:value-type="string" calcext:value-type="string">
            <text:p>Fusionstorpedo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hermalstrahl V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94" calcext:value-type="float">
            <text:p>94</text:p>
          </table:table-cell>
          <table:table-cell table:style-name="ce5" office:value-type="string" calcext:value-type="string">
            <text:p>Gladiusturm III</text:p>
          </table:table-cell>
          <table:table-cell table:style-name="ce1" office:value-type="float" office:value="1530" calcext:value-type="float">
            <text:p>1530</text:p>
          </table:table-cell>
          <table:table-cell table:style-name="ce1" office:value-type="float" office:value="96" calcext:value-type="float">
            <text:p>96</text:p>
          </table:table-cell>
          <table:table-cell table:style-name="ce10" office:value-type="string" calcext:value-type="string">
            <text:p>Turret I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ECHO-Strahlturm II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00" calcext:value-type="float">
            <text:p>100</text:p>
          </table:table-cell>
          <table:table-cell table:style-name="ce5" office:value-type="string" calcext:value-type="string">
            <text:p>Massebeschl. V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113" calcext:value-type="float">
            <text:p>113</text:p>
          </table:table-cell>
          <table:table-cell table:style-name="ce10" office:value-type="string" calcext:value-type="string">
            <text:p>Fusionstorpedo II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Burststrahlturm I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3"/>
          <table:table-cell table:style-name="ce10" office:value-type="string" calcext:value-type="string">
            <text:p>Turret II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achyonenstrahler II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3"/>
          <table:table-cell table:style-name="ce10" office:value-type="string" calcext:value-type="string">
            <text:p>Fusionstorpedo III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ECHO-Strahlturm III</text:p>
          </table:table-cell>
          <table:table-cell table:style-name="ce1" office:value-type="float" office:value="1602" calcext:value-type="float">
            <text:p>1602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3"/>
          <table:table-cell table:style-name="ce10" office:value-type="string" calcext:value-type="string">
            <text:p>Turret III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Burststrahlturm III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185" calcext:value-type="float">
            <text:p>185</text:p>
          </table:table-cell>
          <table:table-cell table:number-columns-repeated="3"/>
          <table:table-cell table:style-name="ce10" office:value-type="string" calcext:value-type="string">
            <text:p>Fusionstorpedo IV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achyonenstrahler III</text:p>
          </table:table-cell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3"/>
          <table:table-cell table:style-name="ce10" office:value-type="string" calcext:value-type="string">
            <text:p>Fusionstorpedo V</text:p>
          </table:table-cell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Burststrahlturm III</text:p>
          </table:table-cell>
          <table:table-cell table:style-name="ce1" office:value-type="float" office:value="1538" calcext:value-type="float">
            <text:p>1538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Der Fangstrahl ist auf Grund seiner besonderen Eigenschaften hier nicht aufgelistet!</text:p>
          </table:table-cell>
          <table:table-cell table:number-columns-repeated="14"/>
        </table:table-row>
        <table:table-row table:style-name="ro2" table:number-rows-repeated="104853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anzerung" table:style-name="ta1">
        <table:table-column table:style-name="co20" table:default-cell-style-name="ce15"/>
        <table:table-column table:style-name="co21" table:default-cell-style-name="ce35"/>
        <table:table-column table:style-name="co22" table:default-cell-style-name="ce35"/>
        <table:table-column table:style-name="co23" table:default-cell-style-name="Default"/>
        <table:table-column table:style-name="co24" table:default-cell-style-name="ce15"/>
        <table:table-column table:style-name="co21" table:default-cell-style-name="ce35"/>
        <table:table-column table:style-name="co25" table:default-cell-style-name="ce35"/>
        <table:table-column table:style-name="co26" table:default-cell-style-name="Default"/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3">
          <table:table-cell table:style-name="ce12" office:value-type="string" calcext:value-type="string" table:number-columns-spanned="3" table:number-rows-spanned="1">
            <text:p>Schiffspanzerung</text:p>
          </table:table-cell>
          <table:covered-table-cell table:number-columns-repeated="2" table:style-name="Default"/>
          <table:table-cell/>
          <table:table-cell table:style-name="ce12" office:value-type="string" calcext:value-type="string" table:number-columns-spanned="3" table:number-rows-spanned="1">
            <text:p>Basispanzerung</text:p>
          </table:table-cell>
          <table:covered-table-cell table:number-columns-repeated="2" table:style-name="Default"/>
          <table:table-cell/>
        </table:table-row>
        <table:table-row table:style-name="ro4">
          <table:table-cell table:style-name="ce13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  <table:table-cell table:style-name="ce13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</table:table-row>
        <table:table-row table:style-name="ro4"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</table:table-row>
        <table:table-row table:style-name="ro4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table:style-name="ce16"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5">
          <table:table-cell table:style-name="ce17"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5">
          <table:table-cell table:style-name="ce18"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5">
          <table:table-cell table:style-name="ce19"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table:style-name="ce20"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5">
          <table:table-cell table:style-name="ce21"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table:style-name="ce22"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table:style-name="ce23"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5">
          <table:table-cell table:style-name="ce24"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table:style-name="ce25"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5">
          <table:table-cell table:style-name="ce26"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5">
          <table:table-cell table:style-name="ce27"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5">
          <table:table-cell table:style-name="ce28"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5">
          <table:table-cell table:style-name="ce29"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5">
          <table:table-cell table:style-name="ce30"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5">
          <table:table-cell table:style-name="ce31"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5">
          <table:table-cell table:style-name="ce32"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5">
          <table:table-cell table:style-name="ce33"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5">
          <table:table-cell table:style-name="ce34"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4">
          <table:table-cell table:style-name="ce13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4"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4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/>
        </table:table-row>
        <table:table-row table:style-name="ro4">
          <table:table-cell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</table:table-row>
        <table:table-row table:style-name="ro4">
          <table:table-cell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</table:table-row>
        <table:table-row table:style-name="ro4">
          <table:table-cell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4">
          <table:table-cell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4">
          <table:table-cell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4">
          <table:table-cell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4">
          <table:table-cell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4">
          <table:table-cell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4">
          <table:table-cell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4">
          <table:table-cell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4">
          <table:table-cell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4">
          <table:table-cell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4">
          <table:table-cell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4">
          <table:table-cell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4">
          <table:table-cell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4">
          <table:table-cell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4">
          <table:table-cell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4">
          <table:table-cell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4">
          <table:table-cell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calcext:conditional-formats>
          <calcext:conditional-format calcext:target-range-address="Panzerung.A6:Panzerung.A6">
            <calcext:condition calcext:apply-style-name="HintergrundGruen" calcext:value="formula-is(NOT(ISBLANK([.AO6])))" calcext:base-cell-address="Panzerung.A6"/>
          </calcext:conditional-format>
          <calcext:conditional-format calcext:target-range-address="Panzerung.A7:Panzerung.A7">
            <calcext:condition calcext:apply-style-name="HintergrundGruen" calcext:value="formula-is(NOT(ISBLANK([.AO7])))" calcext:base-cell-address="Panzerung.A7"/>
          </calcext:conditional-format>
          <calcext:conditional-format calcext:target-range-address="Panzerung.A8:Panzerung.A8">
            <calcext:condition calcext:apply-style-name="HintergrundGruen" calcext:value="formula-is(NOT(ISBLANK([.AO8])))" calcext:base-cell-address="Panzerung.A8"/>
          </calcext:conditional-format>
          <calcext:conditional-format calcext:target-range-address="Panzerung.A9:Panzerung.A9">
            <calcext:condition calcext:apply-style-name="HintergrundGruen" calcext:value="formula-is(NOT(ISBLANK([.AO9])))" calcext:base-cell-address="Panzerung.A9"/>
          </calcext:conditional-format>
          <calcext:conditional-format calcext:target-range-address="Panzerung.A10:Panzerung.A10">
            <calcext:condition calcext:apply-style-name="HintergrundGruen" calcext:value="formula-is(NOT(ISBLANK([.AO10])))" calcext:base-cell-address="Panzerung.A10"/>
          </calcext:conditional-format>
          <calcext:conditional-format calcext:target-range-address="Panzerung.A11:Panzerung.A11">
            <calcext:condition calcext:apply-style-name="HintergrundGruen" calcext:value="formula-is(NOT(ISBLANK([.AO11])))" calcext:base-cell-address="Panzerung.A11"/>
          </calcext:conditional-format>
          <calcext:conditional-format calcext:target-range-address="Panzerung.A12:Panzerung.A12">
            <calcext:condition calcext:apply-style-name="HintergrundGruen" calcext:value="formula-is(NOT(ISBLANK([.AO12])))" calcext:base-cell-address="Panzerung.A12"/>
          </calcext:conditional-format>
          <calcext:conditional-format calcext:target-range-address="Panzerung.A13:Panzerung.A13">
            <calcext:condition calcext:apply-style-name="HintergrundGruen" calcext:value="formula-is(NOT(ISBLANK([.AO13])))" calcext:base-cell-address="Panzerung.A13"/>
          </calcext:conditional-format>
          <calcext:conditional-format calcext:target-range-address="Panzerung.A14:Panzerung.A14">
            <calcext:condition calcext:apply-style-name="HintergrundGruen" calcext:value="formula-is(NOT(ISBLANK([.AO14])))" calcext:base-cell-address="Panzerung.A14"/>
          </calcext:conditional-format>
          <calcext:conditional-format calcext:target-range-address="Panzerung.A15:Panzerung.A15">
            <calcext:condition calcext:apply-style-name="HintergrundGruen" calcext:value="formula-is(NOT(ISBLANK([.AO15])))" calcext:base-cell-address="Panzerung.A15"/>
          </calcext:conditional-format>
          <calcext:conditional-format calcext:target-range-address="Panzerung.A16:Panzerung.A16">
            <calcext:condition calcext:apply-style-name="HintergrundGruen" calcext:value="formula-is(NOT(ISBLANK([.AO16])))" calcext:base-cell-address="Panzerung.A16"/>
          </calcext:conditional-format>
          <calcext:conditional-format calcext:target-range-address="Panzerung.A17:Panzerung.A17">
            <calcext:condition calcext:apply-style-name="HintergrundGruen" calcext:value="formula-is(NOT(ISBLANK([.AO17])))" calcext:base-cell-address="Panzerung.A17"/>
          </calcext:conditional-format>
          <calcext:conditional-format calcext:target-range-address="Panzerung.A18:Panzerung.A18">
            <calcext:condition calcext:apply-style-name="HintergrundGruen" calcext:value="formula-is(NOT(ISBLANK([.AO18])))" calcext:base-cell-address="Panzerung.A18"/>
          </calcext:conditional-format>
          <calcext:conditional-format calcext:target-range-address="Panzerung.A19:Panzerung.A19">
            <calcext:condition calcext:apply-style-name="HintergrundGruen" calcext:value="formula-is(NOT(ISBLANK([.AO19])))" calcext:base-cell-address="Panzerung.A19"/>
          </calcext:conditional-format>
          <calcext:conditional-format calcext:target-range-address="Panzerung.A20:Panzerung.A20">
            <calcext:condition calcext:apply-style-name="HintergrundGruen" calcext:value="formula-is(NOT(ISBLANK([.AO20])))" calcext:base-cell-address="Panzerung.A20"/>
          </calcext:conditional-format>
          <calcext:conditional-format calcext:target-range-address="Panzerung.A21:Panzerung.A21">
            <calcext:condition calcext:apply-style-name="HintergrundGruen" calcext:value="formula-is(NOT(ISBLANK([.AO21])))" calcext:base-cell-address="Panzerung.A21"/>
          </calcext:conditional-format>
          <calcext:conditional-format calcext:target-range-address="Panzerung.A22:Panzerung.A22">
            <calcext:condition calcext:apply-style-name="HintergrundGruen" calcext:value="formula-is(NOT(ISBLANK([.AO22])))" calcext:base-cell-address="Panzerung.A22"/>
          </calcext:conditional-format>
          <calcext:conditional-format calcext:target-range-address="Panzerung.A23:Panzerung.A23">
            <calcext:condition calcext:apply-style-name="HintergrundGruen" calcext:value="formula-is(NOT(ISBLANK([.AO23])))" calcext:base-cell-address="Panzerung.A23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</calcext:conditional-formats>
      </table:table>
      <table:table table:name="Schiffsschilde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ce36"/>
        <table:table-column table:style-name="co30" table:default-cell-style-name="ce70"/>
        <table:table-column table:style-name="co31" table:default-cell-style-name="ce70"/>
        <table:table-column table:style-name="co32" table:default-cell-style-name="ce70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5" table:default-cell-style-name="Default"/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7" office:value-type="string" calcext:value-type="string">
            <text:p>Spektralschild 1</text:p>
          </table:table-cell>
          <table:table-cell office:value-type="string" calcext:value-type="string">
            <text:p>Energi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8" office:value-type="string" calcext:value-type="string">
            <text:p>Spektralschild 2</text:p>
          </table:table-cell>
          <table:table-cell office:value-type="string" calcext:value-type="string">
            <text:p>Energi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9" office:value-type="string" calcext:value-type="string">
            <text:p>Spektralschild 3</text:p>
          </table:table-cell>
          <table:table-cell office:value-type="string" calcext:value-type="string">
            <text:p>Energie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0" office:value-type="string" calcext:value-type="string">
            <text:p>Diffusorschild 1</text:p>
          </table:table-cell>
          <table:table-cell office:value-type="string" calcext:value-type="string">
            <text:p>Energie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1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2" office:value-type="string" calcext:value-type="string">
            <text:p>Spektralschild 4</text:p>
          </table:table-cell>
          <table:table-cell office:value-type="string" calcext:value-type="string">
            <text:p>Energie</text:p>
          </table:table-cell>
          <table:table-cell office:value-type="float" office:value="265" calcext:value-type="float">
            <text:p>265</text:p>
          </table:table-cell>
          <table:table-cell office:value-type="float" office:value="827" calcext:value-type="float">
            <text:p>827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3" office:value-type="string" calcext:value-type="string">
            <text:p>Diffusorschild 2</text:p>
          </table:table-cell>
          <table:table-cell office:value-type="string" calcext:value-type="string">
            <text:p>Energie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4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5" office:value-type="string" calcext:value-type="string">
            <text:p>Spektralschild 5</text:p>
          </table:table-cell>
          <table:table-cell office:value-type="string" calcext:value-type="string">
            <text:p>Energie</text:p>
          </table:table-cell>
          <table:table-cell office:value-type="float" office:value="952" calcext:value-type="float">
            <text:p>952</text:p>
          </table:table-cell>
          <table:table-cell office:value-type="float" office:value="2856" calcext:value-type="float">
            <text:p>285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6" office:value-type="string" calcext:value-type="string">
            <text:p>Diffusorschild 3</text:p>
          </table:table-cell>
          <table:table-cell office:value-type="string" calcext:value-type="string">
            <text:p>Energie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7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8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9" office:value-type="string" calcext:value-type="string">
            <text:p>Schockschild 1</text:p>
          </table:table-cell>
          <table:table-cell office:value-type="string" calcext:value-type="string">
            <text:p>Explosiv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0" office:value-type="string" calcext:value-type="string">
            <text:p>Schockschild 2</text:p>
          </table:table-cell>
          <table:table-cell office:value-type="string" calcext:value-type="string">
            <text:p>Explosiv</text:p>
          </table:table-cell>
          <table:table-cell office:value-type="float" office:value="44" calcext:value-type="float">
            <text:p>44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1" office:value-type="string" calcext:value-type="string">
            <text:p>Sprengschild 1</text:p>
          </table:table-cell>
          <table:table-cell office:value-type="string" calcext:value-type="string">
            <text:p>Explosiv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2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3" office:value-type="string" calcext:value-type="string">
            <text:p>Schockschild 3</text:p>
          </table:table-cell>
          <table:table-cell office:value-type="string" calcext:value-type="string">
            <text:p>Explosiv</text:p>
          </table:table-cell>
          <table:table-cell office:value-type="float" office:value="159" calcext:value-type="float">
            <text:p>159</text:p>
          </table:table-cell>
          <table:table-cell office:value-type="float" office:value="516" calcext:value-type="float">
            <text:p>51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4" office:value-type="string" calcext:value-type="string">
            <text:p>Sprengschild 2</text:p>
          </table:table-cell>
          <table:table-cell office:value-type="string" calcext:value-type="string">
            <text:p>Explosiv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5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6" office:value-type="string" calcext:value-type="string">
            <text:p>Schockschild 4</text:p>
          </table:table-cell>
          <table:table-cell office:value-type="string" calcext:value-type="string">
            <text:p>Explosiv</text:p>
          </table:table-cell>
          <table:table-cell office:value-type="float" office:value="571" calcext:value-type="float">
            <text:p>571</text:p>
          </table:table-cell>
          <table:table-cell office:value-type="float" office:value="1783" calcext:value-type="float">
            <text:p>178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7" office:value-type="string" calcext:value-type="string">
            <text:p>Sprengschild 3</text:p>
          </table:table-cell>
          <table:table-cell office:value-type="string" calcext:value-type="string">
            <text:p>Explosiv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8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9" office:value-type="string" calcext:value-type="string">
            <text:p>Schockschild 5</text:p>
          </table:table-cell>
          <table:table-cell office:value-type="string" calcext:value-type="string">
            <text:p>Explosiv</text:p>
          </table:table-cell>
          <table:table-cell office:value-type="float" office:value="2082" calcext:value-type="float">
            <text:p>2082</text:p>
          </table:table-cell>
          <table:table-cell office:value-type="float" office:value="6156" calcext:value-type="float">
            <text:p>615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8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0" office:value-type="string" calcext:value-type="string">
            <text:p>Ablenkschild 1</text:p>
          </table:table-cell>
          <table:table-cell office:value-type="string" calcext:value-type="string">
            <text:p>Projektil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1" office:value-type="string" calcext:value-type="string">
            <text:p>Ablenkschild 2</text:p>
          </table:table-cell>
          <table:table-cell office:value-type="string" calcext:value-type="string">
            <text:p>Projektil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2" office:value-type="string" calcext:value-type="string">
            <text:p>Abstoßschild 1</text:p>
          </table:table-cell>
          <table:table-cell office:value-type="string" calcext:value-type="string">
            <text:p>Projektil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3" office:value-type="string" calcext:value-type="string">
            <text:p>Ablenkschild 3</text:p>
          </table:table-cell>
          <table:table-cell office:value-type="string" calcext:value-type="string">
            <text:p>Projektil</text:p>
          </table:table-cell>
          <table:table-cell office:value-type="float" office:value="123" calcext:value-type="float">
            <text:p>123</text:p>
          </table:table-cell>
          <table:table-cell office:value-type="float" office:value="399" calcext:value-type="float">
            <text:p>39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4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5" office:value-type="string" calcext:value-type="string">
            <text:p>Abstoßschild 2</text:p>
          </table:table-cell>
          <table:table-cell office:value-type="string" calcext:value-type="string">
            <text:p>Projektil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6" office:value-type="string" calcext:value-type="string">
            <text:p>Ablenkschild 4</text:p>
          </table:table-cell>
          <table:table-cell office:value-type="string" calcext:value-type="string">
            <text:p>Projektil</text:p>
          </table:table-cell>
          <table:table-cell office:value-type="float" office:value="442" calcext:value-type="float">
            <text:p>442</text:p>
          </table:table-cell>
          <table:table-cell office:value-type="float" office:value="1380" calcext:value-type="float">
            <text:p>138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7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8" office:value-type="string" calcext:value-type="string">
            <text:p>Abstoßschild 3</text:p>
          </table:table-cell>
          <table:table-cell office:value-type="string" calcext:value-type="string">
            <text:p>Projektil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9" office:value-type="string" calcext:value-type="string">
            <text:p>Ablenkschild 5</text:p>
          </table:table-cell>
          <table:table-cell office:value-type="string" calcext:value-type="string">
            <text:p>Projektil</text:p>
          </table:table-cell>
          <table:table-cell office:value-type="float" office:value="1589" calcext:value-type="float">
            <text:p>1589</text:p>
          </table:table-cell>
          <table:table-cell office:value-type="float" office:value="4766" calcext:value-type="float">
            <text:p>476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9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calcext:conditional-formats>
          <calcext:conditional-format calcext:target-range-address="Schiffsschilde.E4:Schiffsschilde.E4">
            <calcext:condition calcext:apply-style-name="HintergrundGruen" calcext:value="formula-is(NOT(ISBLANK([.AC4])))" calcext:base-cell-address="Schiffsschilde.C4"/>
          </calcext:conditional-format>
          <calcext:conditional-format calcext:target-range-address="Schiffsschilde.E5:Schiffsschilde.E5">
            <calcext:condition calcext:apply-style-name="HintergrundGruen" calcext:value="formula-is(NOT(ISBLANK([.AC5])))" calcext:base-cell-address="Schiffsschilde.C5"/>
          </calcext:conditional-format>
          <calcext:conditional-format calcext:target-range-address="Schiffsschilde.E6:Schiffsschilde.E6">
            <calcext:condition calcext:apply-style-name="HintergrundGruen" calcext:value="formula-is(NOT(ISBLANK([.AC6])))" calcext:base-cell-address="Schiffsschilde.C6"/>
          </calcext:conditional-format>
          <calcext:conditional-format calcext:target-range-address="Schiffsschilde.E7:Schiffsschilde.E7">
            <calcext:condition calcext:apply-style-name="HintergrundGruen" calcext:value="formula-is(NOT(ISBLANK([.AC7])))" calcext:base-cell-address="Schiffsschilde.C7"/>
          </calcext:conditional-format>
          <calcext:conditional-format calcext:target-range-address="Schiffsschilde.E8:Schiffsschilde.E8">
            <calcext:condition calcext:apply-style-name="HintergrundGruen" calcext:value="formula-is(NOT(ISBLANK([.AC8])))" calcext:base-cell-address="Schiffsschilde.C8"/>
          </calcext:conditional-format>
          <calcext:conditional-format calcext:target-range-address="Schiffsschilde.E9:Schiffsschilde.E9">
            <calcext:condition calcext:apply-style-name="HintergrundGruen" calcext:value="formula-is(NOT(ISBLANK([.AC9])))" calcext:base-cell-address="Schiffsschilde.C9"/>
          </calcext:conditional-format>
          <calcext:conditional-format calcext:target-range-address="Schiffsschilde.E10:Schiffsschilde.E10">
            <calcext:condition calcext:apply-style-name="HintergrundGruen" calcext:value="formula-is(NOT(ISBLANK([.AC10])))" calcext:base-cell-address="Schiffsschilde.C10"/>
          </calcext:conditional-format>
          <calcext:conditional-format calcext:target-range-address="Schiffsschilde.E11:Schiffsschilde.E11">
            <calcext:condition calcext:apply-style-name="HintergrundGruen" calcext:value="formula-is(NOT(ISBLANK([.AC11])))" calcext:base-cell-address="Schiffsschilde.C11"/>
          </calcext:conditional-format>
          <calcext:conditional-format calcext:target-range-address="Schiffsschilde.E12:Schiffsschilde.E12">
            <calcext:condition calcext:apply-style-name="HintergrundGruen" calcext:value="formula-is(NOT(ISBLANK([.AC12])))" calcext:base-cell-address="Schiffsschilde.C12"/>
          </calcext:conditional-format>
          <calcext:conditional-format calcext:target-range-address="Schiffsschilde.E13:Schiffsschilde.E13">
            <calcext:condition calcext:apply-style-name="HintergrundGruen" calcext:value="formula-is(NOT(ISBLANK([.AC13])))" calcext:base-cell-address="Schiffsschilde.C13"/>
          </calcext:conditional-format>
          <calcext:conditional-format calcext:target-range-address="Schiffsschilde.E14:Schiffsschilde.E14">
            <calcext:condition calcext:apply-style-name="HintergrundGruen" calcext:value="formula-is(NOT(ISBLANK([.AC14])))" calcext:base-cell-address="Schiffsschilde.C14"/>
          </calcext:conditional-format>
          <calcext:conditional-format calcext:target-range-address="Schiffsschilde.E17:Schiffsschilde.E17">
            <calcext:condition calcext:apply-style-name="HintergrundGruen" calcext:value="formula-is(NOT(ISBLANK([.AD17])))" calcext:base-cell-address="Schiffsschilde.C17"/>
          </calcext:conditional-format>
          <calcext:conditional-format calcext:target-range-address="Schiffsschilde.E18:Schiffsschilde.E18">
            <calcext:condition calcext:apply-style-name="HintergrundGruen" calcext:value="formula-is(NOT(ISBLANK([.AD18])))" calcext:base-cell-address="Schiffsschilde.C18"/>
          </calcext:conditional-format>
          <calcext:conditional-format calcext:target-range-address="Schiffsschilde.E19:Schiffsschilde.E19">
            <calcext:condition calcext:apply-style-name="HintergrundGruen" calcext:value="formula-is(NOT(ISBLANK([.AD19])))" calcext:base-cell-address="Schiffsschilde.C19"/>
          </calcext:conditional-format>
          <calcext:conditional-format calcext:target-range-address="Schiffsschilde.E20:Schiffsschilde.E20">
            <calcext:condition calcext:apply-style-name="HintergrundGruen" calcext:value="formula-is(NOT(ISBLANK([.AD20])))" calcext:base-cell-address="Schiffsschilde.C20"/>
          </calcext:conditional-format>
          <calcext:conditional-format calcext:target-range-address="Schiffsschilde.E20:Schiffsschilde.E20">
            <calcext:condition calcext:apply-style-name="HintergrundGruen" calcext:value="formula-is(NOT(ISBLANK([.AD20])))" calcext:base-cell-address="Schiffsschilde.C20"/>
          </calcext:conditional-format>
          <calcext:conditional-format calcext:target-range-address="Schiffsschilde.E21:Schiffsschilde.E21">
            <calcext:condition calcext:apply-style-name="HintergrundGruen" calcext:value="formula-is(NOT(ISBLANK([.AD21])))" calcext:base-cell-address="Schiffsschilde.C21"/>
          </calcext:conditional-format>
          <calcext:conditional-format calcext:target-range-address="Schiffsschilde.E22:Schiffsschilde.E22">
            <calcext:condition calcext:apply-style-name="HintergrundGruen" calcext:value="formula-is(NOT(ISBLANK([.AD22])))" calcext:base-cell-address="Schiffsschilde.C22"/>
          </calcext:conditional-format>
          <calcext:conditional-format calcext:target-range-address="Schiffsschilde.E23:Schiffsschilde.E23">
            <calcext:condition calcext:apply-style-name="HintergrundGruen" calcext:value="formula-is(NOT(ISBLANK([.AD23])))" calcext:base-cell-address="Schiffsschilde.C23"/>
          </calcext:conditional-format>
          <calcext:conditional-format calcext:target-range-address="Schiffsschilde.E24:Schiffsschilde.E24">
            <calcext:condition calcext:apply-style-name="HintergrundGruen" calcext:value="formula-is(NOT(ISBLANK([.AD24])))" calcext:base-cell-address="Schiffsschilde.C24"/>
          </calcext:conditional-format>
          <calcext:conditional-format calcext:target-range-address="Schiffsschilde.E25:Schiffsschilde.E25">
            <calcext:condition calcext:apply-style-name="HintergrundGruen" calcext:value="formula-is(NOT(ISBLANK([.AD25])))" calcext:base-cell-address="Schiffsschilde.C25"/>
          </calcext:conditional-format>
          <calcext:conditional-format calcext:target-range-address="Schiffsschilde.E26:Schiffsschilde.E26">
            <calcext:condition calcext:apply-style-name="HintergrundGruen" calcext:value="formula-is(NOT(ISBLANK([.AD26])))" calcext:base-cell-address="Schiffsschilde.C26"/>
          </calcext:conditional-format>
          <calcext:conditional-format calcext:target-range-address="Schiffsschilde.E30:Schiffsschilde.E30">
            <calcext:condition calcext:apply-style-name="HintergrundGruen" calcext:value="formula-is(NOT(ISBLANK([.AE30])))" calcext:base-cell-address="Schiffsschilde.C30"/>
          </calcext:conditional-format>
          <calcext:conditional-format calcext:target-range-address="Schiffsschilde.E31:Schiffsschilde.E31">
            <calcext:condition calcext:apply-style-name="HintergrundGruen" calcext:value="formula-is(NOT(ISBLANK([.AE31])))" calcext:base-cell-address="Schiffsschilde.C31"/>
          </calcext:conditional-format>
          <calcext:conditional-format calcext:target-range-address="Schiffsschilde.E32:Schiffsschilde.E32">
            <calcext:condition calcext:apply-style-name="HintergrundGruen" calcext:value="formula-is(NOT(ISBLANK([.AE32])))" calcext:base-cell-address="Schiffsschilde.C32"/>
          </calcext:conditional-format>
          <calcext:conditional-format calcext:target-range-address="Schiffsschilde.E33:Schiffsschilde.E33">
            <calcext:condition calcext:apply-style-name="HintergrundGruen" calcext:value="formula-is(NOT(ISBLANK([.AE33])))" calcext:base-cell-address="Schiffsschilde.C33"/>
          </calcext:conditional-format>
          <calcext:conditional-format calcext:target-range-address="Schiffsschilde.E33:Schiffsschilde.E33">
            <calcext:condition calcext:apply-style-name="HintergrundGruen" calcext:value="formula-is(NOT(ISBLANK([.AE33])))" calcext:base-cell-address="Schiffsschilde.C33"/>
          </calcext:conditional-format>
          <calcext:conditional-format calcext:target-range-address="Schiffsschilde.E34:Schiffsschilde.E34">
            <calcext:condition calcext:apply-style-name="HintergrundGruen" calcext:value="formula-is(NOT(ISBLANK([.AE34])))" calcext:base-cell-address="Schiffsschilde.C34"/>
          </calcext:conditional-format>
          <calcext:conditional-format calcext:target-range-address="Schiffsschilde.E35:Schiffsschilde.E35">
            <calcext:condition calcext:apply-style-name="HintergrundGruen" calcext:value="formula-is(NOT(ISBLANK([.AE35])))" calcext:base-cell-address="Schiffsschilde.C35"/>
          </calcext:conditional-format>
          <calcext:conditional-format calcext:target-range-address="Schiffsschilde.E36:Schiffsschilde.E36">
            <calcext:condition calcext:apply-style-name="HintergrundGruen" calcext:value="formula-is(NOT(ISBLANK([.AE36])))" calcext:base-cell-address="Schiffsschilde.C36"/>
          </calcext:conditional-format>
          <calcext:conditional-format calcext:target-range-address="Schiffsschilde.E37:Schiffsschilde.E37">
            <calcext:condition calcext:apply-style-name="HintergrundGruen" calcext:value="formula-is(NOT(ISBLANK([.AE37])))" calcext:base-cell-address="Schiffsschilde.C37"/>
          </calcext:conditional-format>
          <calcext:conditional-format calcext:target-range-address="Schiffsschilde.E38:Schiffsschilde.E38">
            <calcext:condition calcext:apply-style-name="HintergrundGruen" calcext:value="formula-is(NOT(ISBLANK([.AE38])))" calcext:base-cell-address="Schiffsschilde.C38"/>
          </calcext:conditional-format>
          <calcext:conditional-format calcext:target-range-address="Schiffsschilde.E39:Schiffsschilde.E39">
            <calcext:condition calcext:apply-style-name="HintergrundGruen" calcext:value="formula-is(NOT(ISBLANK([.AE39])))" calcext:base-cell-address="Schiffsschilde.C39"/>
          </calcext:conditional-format>
        </calcext:conditional-formats>
      </table:table>
      <table:table table:name="Hinweise" table:style-name="ta1">
        <table:table-column table:style-name="co38" table:default-cell-style-name="ce72"/>
        <table:table-column table:style-name="co39" table:default-cell-style-name="ce8"/>
        <table:table-column table:style-name="co40" table:default-cell-style-name="ce73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</table:table-row>
      </table:table>
      <table:named-expressions/>
      <table:database-ranges>
        <table:database-range table:name="__Anonymous_Sheet_DB__0" table:target-range-address="Schiffswaffen.G26:Schiffswaffen.I52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Basiswaffen.J8:Basiswaffen.L14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2" table:target-range-address="Panzerung.E30:Panzerung.G53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Schiffsschilde.C29:Schiffsschilde.F4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.00.0000</text:date>, <text:time style:data-style-name="N2" text:time-value="22:32:01.2835520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0.4.2$Linux_X86_64 LibreOffice_project/00m0$Build-2</meta:generator>
    <meta:document-statistic meta:table-count="5" meta:cell-count="1115" meta:object-count="0"/>
  </office:meta>
</office:document-meta>
</file>